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0" table:style-name="ta1">
        <table:table-column table:style-name="co1" table:number-columns-repeated="10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89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94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9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93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9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96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0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0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</table:table>
      <table:table table:name="Sheet1" table:style-name="ta1">
        <table:table-column table:style-name="co1" table:number-columns-repeated="10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89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98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94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90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98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1" table:number-columns-repeated="10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90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90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9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96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89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97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</table:table>
      <table:table table:name="Sheet3" table:style-name="ta1">
        <table:table-column table:style-name="co1" table:number-columns-repeated="10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87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89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94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9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96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</table:table>
      <table:table table:name="Sheet4" table:style-name="ta1">
        <table:table-column table:style-name="co1" table:number-columns-repeated="10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number-columns-repeated="84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88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93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89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87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95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</table:table>
      <table:table table:name="Sheet5" table:style-name="ta1">
        <table:table-column table:style-name="co1" table:number-columns-repeated="10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0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87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9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88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94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3:58:40.142122358</meta:creation-date>
    <dc:date>2025-06-18T14:10:42.011464129</dc:date>
    <meta:editing-duration>PT1M50S</meta:editing-duration>
    <meta:editing-cycles>1</meta:editing-cycles>
    <meta:document-statistic meta:table-count="6" meta:cell-count="27876" meta:object-count="0"/>
    <meta:generator>LibreOffice/24.8.7.2$Linux_X86_64 LibreOffice_project/480$Build-2</meta:generator>
  </office:meta>
</office:document-meta>
</file>